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30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5.87mm" svg:y="13.94mm">
            <loext:p draw:notify-on-update-of-ranges="Sheet1.A1:Sheet1.A1 Sheet1.A2:Sheet1.A89 Sheet1.B1:Sheet1.B1 Sheet1.B2:Sheet1.B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in hours</text:p>
          </table:table-cell>
          <table:table-cell office:value-type="string" calcext:value-type="string">
            <text:p>Log(cells)</text:p>
          </table:table-cell>
        </table:table-row>
        <table:table-row table:style-name="ro1">
          <table:table-cell office:value-type="float" office:value="0.001993" calcext:value-type="float">
            <text:p>0.001993</text:p>
          </table:table-cell>
          <table:table-cell office:value-type="float" office:value="0.6989700043" calcext:value-type="float">
            <text:p>0.6989700043</text:p>
          </table:table-cell>
        </table:table-row>
        <table:table-row table:style-name="ro1">
          <table:table-cell office:value-type="float" office:value="0.00206" calcext:value-type="float">
            <text:p>0.00206</text:p>
          </table:table-cell>
          <table:table-cell office:value-type="float" office:value="0.9542425094" calcext:value-type="float">
            <text:p>0.9542425094</text:p>
          </table:table-cell>
        </table:table-row>
        <table:table-row table:style-name="ro1">
          <table:table-cell office:value-type="float" office:value="0.002135" calcext:value-type="float">
            <text:p>0.002135</text:p>
          </table:table-cell>
          <table:table-cell office:value-type="float" office:value="1.1760912591" calcext:value-type="float">
            <text:p>1.1760912591</text:p>
          </table:table-cell>
        </table:table-row>
        <table:table-row table:style-name="ro1">
          <table:table-cell office:value-type="float" office:value="0.002244" calcext:value-type="float">
            <text:p>0.002244</text:p>
          </table:table-cell>
          <table:table-cell office:value-type="float" office:value="1.3802112417" calcext:value-type="float">
            <text:p>1.3802112417</text:p>
          </table:table-cell>
        </table:table-row>
        <table:table-row table:style-name="ro1">
          <table:table-cell office:value-type="float" office:value="0.002355" calcext:value-type="float">
            <text:p>0.002355</text:p>
          </table:table-cell>
          <table:table-cell office:value-type="float" office:value="1.591064607" calcext:value-type="float">
            <text:p>1.591064607</text:p>
          </table:table-cell>
        </table:table-row>
        <table:table-row table:style-name="ro1">
          <table:table-cell office:value-type="float" office:value="0.002481" calcext:value-type="float">
            <text:p>0.002481</text:p>
          </table:table-cell>
          <table:table-cell office:value-type="float" office:value="1.7634279936" calcext:value-type="float">
            <text:p>1.7634279936</text:p>
          </table:table-cell>
        </table:table-row>
        <table:table-row table:style-name="ro1">
          <table:table-cell office:value-type="float" office:value="0.002649" calcext:value-type="float">
            <text:p>0.002649</text:p>
          </table:table-cell>
          <table:table-cell office:value-type="float" office:value="1.9590413923" calcext:value-type="float">
            <text:p>1.9590413923</text:p>
          </table:table-cell>
        </table:table-row>
        <table:table-row table:style-name="ro1">
          <table:table-cell office:value-type="float" office:value="0.002832" calcext:value-type="float">
            <text:p>0.002832</text:p>
          </table:table-cell>
          <table:table-cell office:value-type="float" office:value="2.1172712957" calcext:value-type="float">
            <text:p>2.1172712957</text:p>
          </table:table-cell>
        </table:table-row>
        <table:table-row table:style-name="ro1">
          <table:table-cell office:value-type="float" office:value="0.003082" calcext:value-type="float">
            <text:p>0.003082</text:p>
          </table:table-cell>
          <table:table-cell office:value-type="float" office:value="2.2810333672" calcext:value-type="float">
            <text:p>2.2810333672</text:p>
          </table:table-cell>
        </table:table-row>
        <table:table-row table:style-name="ro1">
          <table:table-cell office:value-type="float" office:value="0.003399" calcext:value-type="float">
            <text:p>0.003399</text:p>
          </table:table-cell>
          <table:table-cell office:value-type="float" office:value="2.4048337166" calcext:value-type="float">
            <text:p>2.4048337166</text:p>
          </table:table-cell>
        </table:table-row>
        <table:table-row table:style-name="ro1">
          <table:table-cell office:value-type="float" office:value="0.003801" calcext:value-type="float">
            <text:p>0.003801</text:p>
          </table:table-cell>
          <table:table-cell office:value-type="float" office:value="2.5415792439" calcext:value-type="float">
            <text:p>2.5415792439</text:p>
          </table:table-cell>
        </table:table-row>
        <table:table-row table:style-name="ro1">
          <table:table-cell office:value-type="float" office:value="0.004281" calcext:value-type="float">
            <text:p>0.004281</text:p>
          </table:table-cell>
          <table:table-cell office:value-type="float" office:value="2.6693168806" calcext:value-type="float">
            <text:p>2.6693168806</text:p>
          </table:table-cell>
        </table:table-row>
        <table:table-row table:style-name="ro1">
          <table:table-cell office:value-type="float" office:value="0.004869" calcext:value-type="float">
            <text:p>0.004869</text:p>
          </table:table-cell>
          <table:table-cell office:value-type="float" office:value="2.776701184" calcext:value-type="float">
            <text:p>2.776701184</text:p>
          </table:table-cell>
        </table:table-row>
        <table:table-row table:style-name="ro1">
          <table:table-cell office:value-type="float" office:value="0.005571" calcext:value-type="float">
            <text:p>0.005571</text:p>
          </table:table-cell>
          <table:table-cell office:value-type="float" office:value="2.8870543781" calcext:value-type="float">
            <text:p>2.8870543781</text:p>
          </table:table-cell>
        </table:table-row>
        <table:table-row table:style-name="ro1">
          <table:table-cell office:value-type="float" office:value="0.006434" calcext:value-type="float">
            <text:p>0.006434</text:p>
          </table:table-cell>
          <table:table-cell office:value-type="float" office:value="2.9978230807" calcext:value-type="float">
            <text:p>2.9978230807</text:p>
          </table:table-cell>
        </table:table-row>
        <table:table-row table:style-name="ro1">
          <table:table-cell office:value-type="float" office:value="0.007438" calcext:value-type="float">
            <text:p>0.007438</text:p>
          </table:table-cell>
          <table:table-cell office:value-type="float" office:value="3.1041455506" calcext:value-type="float">
            <text:p>3.1041455506</text:p>
          </table:table-cell>
        </table:table-row>
        <table:table-row table:style-name="ro1">
          <table:table-cell office:value-type="float" office:value="0.008647" calcext:value-type="float">
            <text:p>0.008647</text:p>
          </table:table-cell>
          <table:table-cell office:value-type="float" office:value="3.1997551773" calcext:value-type="float">
            <text:p>3.1997551773</text:p>
          </table:table-cell>
        </table:table-row>
        <table:table-row table:style-name="ro1">
          <table:table-cell office:value-type="float" office:value="0.010089" calcext:value-type="float">
            <text:p>0.010089</text:p>
          </table:table-cell>
          <table:table-cell office:value-type="float" office:value="3.2944662262" calcext:value-type="float">
            <text:p>3.2944662262</text:p>
          </table:table-cell>
        </table:table-row>
        <table:table-row table:style-name="ro1">
          <table:table-cell office:value-type="float" office:value="0.011834" calcext:value-type="float">
            <text:p>0.011834</text:p>
          </table:table-cell>
          <table:table-cell office:value-type="float" office:value="3.3868555292" calcext:value-type="float">
            <text:p>3.3868555292</text:p>
          </table:table-cell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3.4736329269" calcext:value-type="float">
            <text:p>3.4736329269</text:p>
          </table:table-cell>
        </table:table-row>
        <table:table-row table:style-name="ro1">
          <table:table-cell office:value-type="float" office:value="0.016347" calcext:value-type="float">
            <text:p>0.016347</text:p>
          </table:table-cell>
          <table:table-cell office:value-type="float" office:value="3.559906625" calcext:value-type="float">
            <text:p>3.559906625</text:p>
          </table:table-cell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office:value-type="float" office:value="3.6360865151" calcext:value-type="float">
            <text:p>3.6360865151</text:p>
          </table:table-cell>
        </table:table-row>
        <table:table-row table:style-name="ro1">
          <table:table-cell office:value-type="float" office:value="0.022579" calcext:value-type="float">
            <text:p>0.022579</text:p>
          </table:table-cell>
          <table:table-cell office:value-type="float" office:value="3.7139942677" calcext:value-type="float">
            <text:p>3.7139942677</text:p>
          </table:table-cell>
        </table:table-row>
        <table:table-row table:style-name="ro1">
          <table:table-cell office:value-type="float" office:value="0.026539" calcext:value-type="float">
            <text:p>0.026539</text:p>
          </table:table-cell>
          <table:table-cell office:value-type="float" office:value="3.7873187566" calcext:value-type="float">
            <text:p>3.7873187566</text:p>
          </table:table-cell>
        </table:table-row>
        <table:table-row table:style-name="ro1">
          <table:table-cell office:value-type="float" office:value="0.031203" calcext:value-type="float">
            <text:p>0.031203</text:p>
          </table:table-cell>
          <table:table-cell office:value-type="float" office:value="3.8569100603" calcext:value-type="float">
            <text:p>3.8569100603</text:p>
          </table:table-cell>
        </table:table-row>
        <table:table-row table:style-name="ro1">
          <table:table-cell office:value-type="float" office:value="0.036266" calcext:value-type="float">
            <text:p>0.036266</text:p>
          </table:table-cell>
          <table:table-cell office:value-type="float" office:value="3.9228810912" calcext:value-type="float">
            <text:p>3.9228810912</text:p>
          </table:table-cell>
        </table:table-row>
        <table:table-row table:style-name="ro1">
          <table:table-cell office:value-type="float" office:value="0.042324" calcext:value-type="float">
            <text:p>0.042324</text:p>
          </table:table-cell>
          <table:table-cell office:value-type="float" office:value="3.9869955397" calcext:value-type="float">
            <text:p>3.9869955397</text:p>
          </table:table-cell>
        </table:table-row>
        <table:table-row table:style-name="ro1">
          <table:table-cell office:value-type="float" office:value="0.049356" calcext:value-type="float">
            <text:p>0.049356</text:p>
          </table:table-cell>
          <table:table-cell office:value-type="float" office:value="4.0501863497" calcext:value-type="float">
            <text:p>4.0501863497</text:p>
          </table:table-cell>
        </table:table-row>
        <table:table-row table:style-name="ro1">
          <table:table-cell office:value-type="float" office:value="0.057279" calcext:value-type="float">
            <text:p>0.057279</text:p>
          </table:table-cell>
          <table:table-cell office:value-type="float" office:value="4.1072438976" calcext:value-type="float">
            <text:p>4.1072438976</text:p>
          </table:table-cell>
        </table:table-row>
        <table:table-row table:style-name="ro1">
          <table:table-cell office:value-type="float" office:value="0.065927" calcext:value-type="float">
            <text:p>0.065927</text:p>
          </table:table-cell>
          <table:table-cell office:value-type="float" office:value="4.1607685619" calcext:value-type="float">
            <text:p>4.1607685619</text:p>
          </table:table-cell>
        </table:table-row>
        <table:table-row table:style-name="ro1">
          <table:table-cell office:value-type="float" office:value="0.075793" calcext:value-type="float">
            <text:p>0.075793</text:p>
          </table:table-cell>
          <table:table-cell office:value-type="float" office:value="4.2116277232" calcext:value-type="float">
            <text:p>4.2116277232</text:p>
          </table:table-cell>
        </table:table-row>
        <table:table-row table:style-name="ro1">
          <table:table-cell office:value-type="float" office:value="0.087461" calcext:value-type="float">
            <text:p>0.087461</text:p>
          </table:table-cell>
          <table:table-cell office:value-type="float" office:value="4.2585893976" calcext:value-type="float">
            <text:p>4.2585893976</text:p>
          </table:table-cell>
        </table:table-row>
        <table:table-row table:style-name="ro1">
          <table:table-cell office:value-type="float" office:value="0.100926" calcext:value-type="float">
            <text:p>0.100926</text:p>
          </table:table-cell>
          <table:table-cell office:value-type="float" office:value="4.3015508366" calcext:value-type="float">
            <text:p>4.3015508366</text:p>
          </table:table-cell>
        </table:table-row>
        <table:table-row table:style-name="ro1">
          <table:table-cell office:value-type="float" office:value="0.11438" calcext:value-type="float">
            <text:p>0.11438</text:p>
          </table:table-cell>
          <table:table-cell office:value-type="float" office:value="4.3408207367" calcext:value-type="float">
            <text:p>4.3408207367</text:p>
          </table:table-cell>
        </table:table-row>
        <table:table-row table:style-name="ro1">
          <table:table-cell office:value-type="float" office:value="0.130516" calcext:value-type="float">
            <text:p>0.130516</text:p>
          </table:table-cell>
          <table:table-cell office:value-type="float" office:value="4.3775976261" calcext:value-type="float">
            <text:p>4.3775976261</text:p>
          </table:table-cell>
        </table:table-row>
        <table:table-row table:style-name="ro1">
          <table:table-cell office:value-type="float" office:value="0.146795" calcext:value-type="float">
            <text:p>0.146795</text:p>
          </table:table-cell>
          <table:table-cell office:value-type="float" office:value="4.4117711776" calcext:value-type="float">
            <text:p>4.4117711776</text:p>
          </table:table-cell>
        </table:table-row>
        <table:table-row table:style-name="ro1">
          <table:table-cell office:value-type="float" office:value="0.165524" calcext:value-type="float">
            <text:p>0.165524</text:p>
          </table:table-cell>
          <table:table-cell office:value-type="float" office:value="4.4434663931" calcext:value-type="float">
            <text:p>4.4434663931</text:p>
          </table:table-cell>
        </table:table-row>
        <table:table-row table:style-name="ro1">
          <table:table-cell office:value-type="float" office:value="0.18588" calcext:value-type="float">
            <text:p>0.18588</text:p>
          </table:table-cell>
          <table:table-cell office:value-type="float" office:value="4.4728587962" calcext:value-type="float">
            <text:p>4.4728587962</text:p>
          </table:table-cell>
        </table:table-row>
        <table:table-row table:style-name="ro1">
          <table:table-cell office:value-type="float" office:value="0.210147" calcext:value-type="float">
            <text:p>0.210147</text:p>
          </table:table-cell>
          <table:table-cell office:value-type="float" office:value="4.5003737144" calcext:value-type="float">
            <text:p>4.5003737144</text:p>
          </table:table-cell>
        </table:table-row>
        <table:table-row table:style-name="ro1">
          <table:table-cell office:value-type="float" office:value="0.234321" calcext:value-type="float">
            <text:p>0.234321</text:p>
          </table:table-cell>
          <table:table-cell office:value-type="float" office:value="4.5260030861" calcext:value-type="float">
            <text:p>4.5260030861</text:p>
          </table:table-cell>
        </table:table-row>
        <table:table-row table:style-name="ro1">
          <table:table-cell office:value-type="float" office:value="0.258966" calcext:value-type="float">
            <text:p>0.258966</text:p>
          </table:table-cell>
          <table:table-cell office:value-type="float" office:value="4.5491504555" calcext:value-type="float">
            <text:p>4.5491504555</text:p>
          </table:table-cell>
        </table:table-row>
        <table:table-row table:style-name="ro1">
          <table:table-cell office:value-type="float" office:value="0.284649" calcext:value-type="float">
            <text:p>0.284649</text:p>
          </table:table-cell>
          <table:table-cell office:value-type="float" office:value="4.5710329958" calcext:value-type="float">
            <text:p>4.5710329958</text:p>
          </table:table-cell>
        </table:table-row>
        <table:table-row table:style-name="ro1">
          <table:table-cell office:value-type="float" office:value="0.313483" calcext:value-type="float">
            <text:p>0.313483</text:p>
          </table:table-cell>
          <table:table-cell office:value-type="float" office:value="4.5917433575" calcext:value-type="float">
            <text:p>4.5917433575</text:p>
          </table:table-cell>
        </table:table-row>
        <table:table-row table:style-name="ro1">
          <table:table-cell office:value-type="float" office:value="0.346211" calcext:value-type="float">
            <text:p>0.346211</text:p>
          </table:table-cell>
          <table:table-cell office:value-type="float" office:value="4.6111601654" calcext:value-type="float">
            <text:p>4.6111601654</text:p>
          </table:table-cell>
        </table:table-row>
        <table:table-row table:style-name="ro1">
          <table:table-cell office:value-type="float" office:value="0.375335" calcext:value-type="float">
            <text:p>0.375335</text:p>
          </table:table-cell>
          <table:table-cell office:value-type="float" office:value="4.6298986695" calcext:value-type="float">
            <text:p>4.6298986695</text:p>
          </table:table-cell>
        </table:table-row>
        <table:table-row table:style-name="ro1">
          <table:table-cell office:value-type="float" office:value="0.405877" calcext:value-type="float">
            <text:p>0.405877</text:p>
          </table:table-cell>
          <table:table-cell office:value-type="float" office:value="4.6476274365" calcext:value-type="float">
            <text:p>4.6476274365</text:p>
          </table:table-cell>
        </table:table-row>
        <table:table-row table:style-name="ro1">
          <table:table-cell office:value-type="float" office:value="0.43922" calcext:value-type="float">
            <text:p>0.43922</text:p>
          </table:table-cell>
          <table:table-cell office:value-type="float" office:value="4.6649520752" calcext:value-type="float">
            <text:p>4.6649520752</text:p>
          </table:table-cell>
        </table:table-row>
        <table:table-row table:style-name="ro1">
          <table:table-cell office:value-type="float" office:value="0.480214" calcext:value-type="float">
            <text:p>0.480214</text:p>
          </table:table-cell>
          <table:table-cell office:value-type="float" office:value="4.6816391583" calcext:value-type="float">
            <text:p>4.6816391583</text:p>
          </table:table-cell>
        </table:table-row>
        <table:table-row table:style-name="ro1">
          <table:table-cell office:value-type="float" office:value="0.517954" calcext:value-type="float">
            <text:p>0.517954</text:p>
          </table:table-cell>
          <table:table-cell office:value-type="float" office:value="4.6972555043" calcext:value-type="float">
            <text:p>4.6972555043</text:p>
          </table:table-cell>
        </table:table-row>
        <table:table-row table:style-name="ro1">
          <table:table-cell office:value-type="float" office:value="0.558792" calcext:value-type="float">
            <text:p>0.558792</text:p>
          </table:table-cell>
          <table:table-cell office:value-type="float" office:value="4.7127086135" calcext:value-type="float">
            <text:p>4.7127086135</text:p>
          </table:table-cell>
        </table:table-row>
        <table:table-row table:style-name="ro1">
          <table:table-cell office:value-type="float" office:value="0.602685" calcext:value-type="float">
            <text:p>0.602685</text:p>
          </table:table-cell>
          <table:table-cell office:value-type="float" office:value="4.7269145752" calcext:value-type="float">
            <text:p>4.7269145752</text:p>
          </table:table-cell>
        </table:table-row>
        <table:table-row table:style-name="ro1">
          <table:table-cell office:value-type="float" office:value="0.640185" calcext:value-type="float">
            <text:p>0.640185</text:p>
          </table:table-cell>
          <table:table-cell office:value-type="float" office:value="4.7411437168" calcext:value-type="float">
            <text:p>4.7411437168</text:p>
          </table:table-cell>
        </table:table-row>
        <table:table-row table:style-name="ro1">
          <table:table-cell office:value-type="float" office:value="0.686888" calcext:value-type="float">
            <text:p>0.686888</text:p>
          </table:table-cell>
          <table:table-cell office:value-type="float" office:value="4.7547763024" calcext:value-type="float">
            <text:p>4.7547763024</text:p>
          </table:table-cell>
        </table:table-row>
        <table:table-row table:style-name="ro1">
          <table:table-cell office:value-type="float" office:value="0.732042" calcext:value-type="float">
            <text:p>0.732042</text:p>
          </table:table-cell>
          <table:table-cell office:value-type="float" office:value="4.7678012601" calcext:value-type="float">
            <text:p>4.7678012601</text:p>
          </table:table-cell>
        </table:table-row>
        <table:table-row table:style-name="ro1">
          <table:table-cell office:value-type="float" office:value="0.784224" calcext:value-type="float">
            <text:p>0.784224</text:p>
          </table:table-cell>
          <table:table-cell office:value-type="float" office:value="4.7805405239" calcext:value-type="float">
            <text:p>4.7805405239</text:p>
          </table:table-cell>
        </table:table-row>
        <table:table-row table:style-name="ro1">
          <table:table-cell office:value-type="float" office:value="0.840378" calcext:value-type="float">
            <text:p>0.840378</text:p>
          </table:table-cell>
          <table:table-cell office:value-type="float" office:value="4.7928747485" calcext:value-type="float">
            <text:p>4.7928747485</text:p>
          </table:table-cell>
        </table:table-row>
        <table:table-row table:style-name="ro1">
          <table:table-cell office:value-type="float" office:value="0.892721" calcext:value-type="float">
            <text:p>0.892721</text:p>
          </table:table-cell>
          <table:table-cell office:value-type="float" office:value="4.8052697167" calcext:value-type="float">
            <text:p>4.8052697167</text:p>
          </table:table-cell>
        </table:table-row>
        <table:table-row table:style-name="ro1">
          <table:table-cell office:value-type="float" office:value="0.9427" calcext:value-type="float">
            <text:p>0.9427</text:p>
          </table:table-cell>
          <table:table-cell office:value-type="float" office:value="4.8168508734" calcext:value-type="float">
            <text:p>4.8168508734</text:p>
          </table:table-cell>
        </table:table-row>
        <table:table-row table:style-name="ro1">
          <table:table-cell office:value-type="float" office:value="1.004146" calcext:value-type="float">
            <text:p>1.004146</text:p>
          </table:table-cell>
          <table:table-cell office:value-type="float" office:value="4.8283956311" calcext:value-type="float">
            <text:p>4.8283956311</text:p>
          </table:table-cell>
        </table:table-row>
        <table:table-row table:style-name="ro1">
          <table:table-cell office:value-type="float" office:value="1.058671" calcext:value-type="float">
            <text:p>1.058671</text:p>
          </table:table-cell>
          <table:table-cell office:value-type="float" office:value="4.8394403357" calcext:value-type="float">
            <text:p>4.8394403357</text:p>
          </table:table-cell>
        </table:table-row>
        <table:table-row table:style-name="ro1">
          <table:table-cell office:value-type="float" office:value="1.119853" calcext:value-type="float">
            <text:p>1.119853</text:p>
          </table:table-cell>
          <table:table-cell office:value-type="float" office:value="4.85054209" calcext:value-type="float">
            <text:p>4.85054209</text:p>
          </table:table-cell>
        </table:table-row>
        <table:table-row table:style-name="ro1">
          <table:table-cell office:value-type="float" office:value="1.171103" calcext:value-type="float">
            <text:p>1.171103</text:p>
          </table:table-cell>
          <table:table-cell office:value-type="float" office:value="4.8611698567" calcext:value-type="float">
            <text:p>4.8611698567</text:p>
          </table:table-cell>
        </table:table-row>
        <table:table-row table:style-name="ro1">
          <table:table-cell office:value-type="float" office:value="1.239881" calcext:value-type="float">
            <text:p>1.239881</text:p>
          </table:table-cell>
          <table:table-cell office:value-type="float" office:value="4.871386102" calcext:value-type="float">
            <text:p>4.871386102</text:p>
          </table:table-cell>
        </table:table-row>
        <table:table-row table:style-name="ro1">
          <table:table-cell office:value-type="float" office:value="1.315881" calcext:value-type="float">
            <text:p>1.315881</text:p>
          </table:table-cell>
          <table:table-cell office:value-type="float" office:value="4.8817155304" calcext:value-type="float">
            <text:p>4.8817155304</text:p>
          </table:table-cell>
        </table:table-row>
        <table:table-row table:style-name="ro1">
          <table:table-cell office:value-type="float" office:value="1.384834" calcext:value-type="float">
            <text:p>1.384834</text:p>
          </table:table-cell>
          <table:table-cell office:value-type="float" office:value="4.8917213946" calcext:value-type="float">
            <text:p>4.8917213946</text:p>
          </table:table-cell>
        </table:table-row>
        <table:table-row table:style-name="ro1">
          <table:table-cell office:value-type="float" office:value="1.447871" calcext:value-type="float">
            <text:p>1.447871</text:p>
          </table:table-cell>
          <table:table-cell office:value-type="float" office:value="4.9013820271" calcext:value-type="float">
            <text:p>4.9013820271</text:p>
          </table:table-cell>
        </table:table-row>
        <table:table-row table:style-name="ro1">
          <table:table-cell office:value-type="float" office:value="1.512488" calcext:value-type="float">
            <text:p>1.512488</text:p>
          </table:table-cell>
          <table:table-cell office:value-type="float" office:value="4.9110296995" calcext:value-type="float">
            <text:p>4.9110296995</text:p>
          </table:table-cell>
        </table:table-row>
        <table:table-row table:style-name="ro1">
          <table:table-cell office:value-type="float" office:value="1.586574" calcext:value-type="float">
            <text:p>1.586574</text:p>
          </table:table-cell>
          <table:table-cell office:value-type="float" office:value="4.9203164191" calcext:value-type="float">
            <text:p>4.9203164191</text:p>
          </table:table-cell>
        </table:table-row>
        <table:table-row table:style-name="ro1">
          <table:table-cell office:value-type="float" office:value="1.689316" calcext:value-type="float">
            <text:p>1.689316</text:p>
          </table:table-cell>
          <table:table-cell office:value-type="float" office:value="4.9290866911" calcext:value-type="float">
            <text:p>4.9290866911</text:p>
          </table:table-cell>
        </table:table-row>
        <table:table-row table:style-name="ro1">
          <table:table-cell office:value-type="float" office:value="1.776485" calcext:value-type="float">
            <text:p>1.776485</text:p>
          </table:table-cell>
          <table:table-cell office:value-type="float" office:value="4.9378988609" calcext:value-type="float">
            <text:p>4.9378988609</text:p>
          </table:table-cell>
        </table:table-row>
        <table:table-row table:style-name="ro1">
          <table:table-cell office:value-type="float" office:value="1.866372" calcext:value-type="float">
            <text:p>1.866372</text:p>
          </table:table-cell>
          <table:table-cell office:value-type="float" office:value="4.9464031339" calcext:value-type="float">
            <text:p>4.9464031339</text:p>
          </table:table-cell>
        </table:table-row>
        <table:table-row table:style-name="ro1">
          <table:table-cell office:value-type="float" office:value="1.96079" calcext:value-type="float">
            <text:p>1.96079</text:p>
          </table:table-cell>
          <table:table-cell office:value-type="float" office:value="4.9546765869" calcext:value-type="float">
            <text:p>4.9546765869</text:p>
          </table:table-cell>
        </table:table-row>
        <table:table-row table:style-name="ro1">
          <table:table-cell office:value-type="float" office:value="2.051687" calcext:value-type="float">
            <text:p>2.051687</text:p>
          </table:table-cell>
          <table:table-cell office:value-type="float" office:value="4.9629420183" calcext:value-type="float">
            <text:p>4.9629420183</text:p>
          </table:table-cell>
        </table:table-row>
        <table:table-row table:style-name="ro1">
          <table:table-cell office:value-type="float" office:value="2.133829" calcext:value-type="float">
            <text:p>2.133829</text:p>
          </table:table-cell>
          <table:table-cell office:value-type="float" office:value="4.9710670031" calcext:value-type="float">
            <text:p>4.9710670031</text:p>
          </table:table-cell>
        </table:table-row>
        <table:table-row table:style-name="ro1">
          <table:table-cell office:value-type="float" office:value="2.233325" calcext:value-type="float">
            <text:p>2.233325</text:p>
          </table:table-cell>
          <table:table-cell office:value-type="float" office:value="4.9788968998" calcext:value-type="float">
            <text:p>4.9788968998</text:p>
          </table:table-cell>
        </table:table-row>
        <table:table-row table:style-name="ro1">
          <table:table-cell office:value-type="float" office:value="2.321635" calcext:value-type="float">
            <text:p>2.321635</text:p>
          </table:table-cell>
          <table:table-cell office:value-type="float" office:value="4.9868075509" calcext:value-type="float">
            <text:p>4.9868075509</text:p>
          </table:table-cell>
        </table:table-row>
        <table:table-row table:style-name="ro1">
          <table:table-cell office:value-type="float" office:value="2.439795" calcext:value-type="float">
            <text:p>2.439795</text:p>
          </table:table-cell>
          <table:table-cell office:value-type="float" office:value="4.9942071351" calcext:value-type="float">
            <text:p>4.9942071351</text:p>
          </table:table-cell>
        </table:table-row>
        <table:table-row table:style-name="ro1">
          <table:table-cell office:value-type="float" office:value="2.5252" calcext:value-type="float">
            <text:p>2.5252</text:p>
          </table:table-cell>
          <table:table-cell office:value-type="float" office:value="5.0017899425" calcext:value-type="float">
            <text:p>5.0017899425</text:p>
          </table:table-cell>
        </table:table-row>
        <table:table-row table:style-name="ro1">
          <table:table-cell office:value-type="float" office:value="2.621758" calcext:value-type="float">
            <text:p>2.621758</text:p>
          </table:table-cell>
          <table:table-cell office:value-type="float" office:value="5.0090172348" calcext:value-type="float">
            <text:p>5.0090172348</text:p>
          </table:table-cell>
        </table:table-row>
        <table:table-row table:style-name="ro1">
          <table:table-cell office:value-type="float" office:value="2.714139" calcext:value-type="float">
            <text:p>2.714139</text:p>
          </table:table-cell>
          <table:table-cell office:value-type="float" office:value="5.0161722491" calcext:value-type="float">
            <text:p>5.0161722491</text:p>
          </table:table-cell>
        </table:table-row>
        <table:table-row table:style-name="ro1">
          <table:table-cell office:value-type="float" office:value="2.824739" calcext:value-type="float">
            <text:p>2.824739</text:p>
          </table:table-cell>
          <table:table-cell office:value-type="float" office:value="5.0229642065" calcext:value-type="float">
            <text:p>5.0229642065</text:p>
          </table:table-cell>
        </table:table-row>
        <table:table-row table:style-name="ro1">
          <table:table-cell office:value-type="float" office:value="2.929613" calcext:value-type="float">
            <text:p>2.929613</text:p>
          </table:table-cell>
          <table:table-cell office:value-type="float" office:value="5.0296394085" calcext:value-type="float">
            <text:p>5.0296394085</text:p>
          </table:table-cell>
        </table:table-row>
        <table:table-row table:style-name="ro1">
          <table:table-cell office:value-type="float" office:value="3.045564" calcext:value-type="float">
            <text:p>3.045564</text:p>
          </table:table-cell>
          <table:table-cell office:value-type="float" office:value="5.036517114" calcext:value-type="float">
            <text:p>5.036517114</text:p>
          </table:table-cell>
        </table:table-row>
        <table:table-row table:style-name="ro1">
          <table:table-cell office:value-type="float" office:value="3.139896" calcext:value-type="float">
            <text:p>3.139896</text:p>
          </table:table-cell>
          <table:table-cell office:value-type="float" office:value="5.0428353027" calcext:value-type="float">
            <text:p>5.0428353027</text:p>
          </table:table-cell>
        </table:table-row>
        <table:table-row table:style-name="ro1">
          <table:table-cell office:value-type="float" office:value="3.266676" calcext:value-type="float">
            <text:p>3.266676</text:p>
          </table:table-cell>
          <table:table-cell office:value-type="float" office:value="5.0492451652" calcext:value-type="float">
            <text:p>5.0492451652</text:p>
          </table:table-cell>
        </table:table-row>
        <table:table-row table:style-name="ro1">
          <table:table-cell office:value-type="float" office:value="3.391686" calcext:value-type="float">
            <text:p>3.391686</text:p>
          </table:table-cell>
          <table:table-cell office:value-type="float" office:value="5.055783382" calcext:value-type="float">
            <text:p>5.055783382</text:p>
          </table:table-cell>
        </table:table-row>
        <table:table-row table:style-name="ro1">
          <table:table-cell office:value-type="float" office:value="3.512242" calcext:value-type="float">
            <text:p>3.512242</text:p>
          </table:table-cell>
          <table:table-cell office:value-type="float" office:value="5.0621644096" calcext:value-type="float">
            <text:p>5.0621644096</text:p>
          </table:table-cell>
        </table:table-row>
        <table:table-row table:style-name="ro1">
          <table:table-cell office:value-type="float" office:value="3.643315" calcext:value-type="float">
            <text:p>3.643315</text:p>
          </table:table-cell>
          <table:table-cell office:value-type="float" office:value="5.0683565764" calcext:value-type="float">
            <text:p>5.0683565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23:50:57.183015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3:11:12.834915389</meta:creation-date>
    <dc:date>2018-02-20T23:54:41.892002799</dc:date>
    <meta:editing-duration>PT7M38S</meta:editing-duration>
    <meta:editing-cycles>2</meta:editing-cycles>
    <meta:generator>LibreOffice/5.1.6.2$Linux_X86_64 LibreOffice_project/10m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6cm" svg:y="0.316cm" chart:style-name="ch2">
          <text:p>Staphylococcus Aureus Growth</text:p>
        </chart:title>
        <chart:legend chart:legend-position="end" svg:x="13.036cm" svg:y="4.197cm" style:legend-expansion="high" chart:style-name="ch3"/>
        <chart:plot-area chart:style-name="ch4" table:cell-range-address="Sheet1.A1:Sheet1.B89" chart:data-source-has-labels="both" svg:x="1.329cm" svg:y="1.287cm" svg:width="11.387cm" svg:height="6.554cm">
          <chartooo:coordinate-region svg:x="2.646cm" svg:y="1.287cm" svg:width="10.07cm" svg:height="4.642cm"/>
          <chart:axis chart:dimension="x" chart:name="primary-x" chart:style-name="ch5" chartooo:axis-type="auto">
            <chartooo:date-scale/>
            <chart:title svg:x="5.934cm" svg:y="8.021cm" chart:style-name="ch6">
              <text:p>Time in hours</text:p>
            </chart:title>
            <chart:categories table:cell-range-address="Sheet1.A2:Sheet1.A89"/>
          </chart:axis>
          <chart:axis chart:dimension="y" chart:name="primary-y" chart:style-name="ch5">
            <chart:title svg:x="0.451cm" svg:y="5.357cm" chart:style-name="ch7">
              <text:p>Log(cells)</text:p>
            </chart:title>
            <chart:grid chart:style-name="ch8" chart:class="major"/>
          </chart:axis>
          <chart:series chart:style-name="ch9" chart:values-cell-range-address="Sheet1.B2:Sheet1.B89" chart:label-cell-address="Sheet1.B1:Sheet1.B1" chart:class="chart:line">
            <chart:data-point chart:repeated="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cell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001993">
                <text:p>0.001993</text:p>
                <draw:g>
                  <svg:desc>Sheet1.A2:Sheet1.A89</svg:desc>
                </draw:g>
              </table:table-cell>
              <table:table-cell office:value-type="float" office:value="0.6989700043">
                <text:p>0.6989700043</text:p>
                <draw:g>
                  <svg:desc>Sheet1.B2:Sheet1.B89</svg:desc>
                </draw:g>
              </table:table-cell>
            </table:table-row>
            <table:table-row>
              <table:table-cell office:value-type="float" office:value="0.00206">
                <text:p>0.00206</text:p>
              </table:table-cell>
              <table:table-cell office:value-type="float" office:value="0.9542425094">
                <text:p>0.9542425094</text:p>
              </table:table-cell>
            </table:table-row>
            <table:table-row>
              <table:table-cell office:value-type="float" office:value="0.002135">
                <text:p>0.002135</text:p>
              </table:table-cell>
              <table:table-cell office:value-type="float" office:value="1.1760912591">
                <text:p>1.1760912591</text:p>
              </table:table-cell>
            </table:table-row>
            <table:table-row>
              <table:table-cell office:value-type="float" office:value="0.002244">
                <text:p>0.002244</text:p>
              </table:table-cell>
              <table:table-cell office:value-type="float" office:value="1.3802112417">
                <text:p>1.3802112417</text:p>
              </table:table-cell>
            </table:table-row>
            <table:table-row>
              <table:table-cell office:value-type="float" office:value="0.002355">
                <text:p>0.002355</text:p>
              </table:table-cell>
              <table:table-cell office:value-type="float" office:value="1.591064607">
                <text:p>1.591064607</text:p>
              </table:table-cell>
            </table:table-row>
            <table:table-row>
              <table:table-cell office:value-type="float" office:value="0.002481">
                <text:p>0.002481</text:p>
              </table:table-cell>
              <table:table-cell office:value-type="float" office:value="1.7634279936">
                <text:p>1.7634279936</text:p>
              </table:table-cell>
            </table:table-row>
            <table:table-row>
              <table:table-cell office:value-type="float" office:value="0.002649">
                <text:p>0.002649</text:p>
              </table:table-cell>
              <table:table-cell office:value-type="float" office:value="1.9590413923">
                <text:p>1.9590413923</text:p>
              </table:table-cell>
            </table:table-row>
            <table:table-row>
              <table:table-cell office:value-type="float" office:value="0.002832">
                <text:p>0.002832</text:p>
              </table:table-cell>
              <table:table-cell office:value-type="float" office:value="2.1172712957">
                <text:p>2.1172712957</text:p>
              </table:table-cell>
            </table:table-row>
            <table:table-row>
              <table:table-cell office:value-type="float" office:value="0.003082">
                <text:p>0.003082</text:p>
              </table:table-cell>
              <table:table-cell office:value-type="float" office:value="2.2810333672">
                <text:p>2.2810333672</text:p>
              </table:table-cell>
            </table:table-row>
            <table:table-row>
              <table:table-cell office:value-type="float" office:value="0.003399">
                <text:p>0.003399</text:p>
              </table:table-cell>
              <table:table-cell office:value-type="float" office:value="2.4048337166">
                <text:p>2.4048337166</text:p>
              </table:table-cell>
            </table:table-row>
            <table:table-row>
              <table:table-cell office:value-type="float" office:value="0.003801">
                <text:p>0.003801</text:p>
              </table:table-cell>
              <table:table-cell office:value-type="float" office:value="2.5415792439">
                <text:p>2.5415792439</text:p>
              </table:table-cell>
            </table:table-row>
            <table:table-row>
              <table:table-cell office:value-type="float" office:value="0.004281">
                <text:p>0.004281</text:p>
              </table:table-cell>
              <table:table-cell office:value-type="float" office:value="2.6693168806">
                <text:p>2.6693168806</text:p>
              </table:table-cell>
            </table:table-row>
            <table:table-row>
              <table:table-cell office:value-type="float" office:value="0.004869">
                <text:p>0.004869</text:p>
              </table:table-cell>
              <table:table-cell office:value-type="float" office:value="2.776701184">
                <text:p>2.776701184</text:p>
              </table:table-cell>
            </table:table-row>
            <table:table-row>
              <table:table-cell office:value-type="float" office:value="0.005571">
                <text:p>0.005571</text:p>
              </table:table-cell>
              <table:table-cell office:value-type="float" office:value="2.8870543781">
                <text:p>2.8870543781</text:p>
              </table:table-cell>
            </table:table-row>
            <table:table-row>
              <table:table-cell office:value-type="float" office:value="0.006434">
                <text:p>0.006434</text:p>
              </table:table-cell>
              <table:table-cell office:value-type="float" office:value="2.9978230807">
                <text:p>2.9978230807</text:p>
              </table:table-cell>
            </table:table-row>
            <table:table-row>
              <table:table-cell office:value-type="float" office:value="0.007438">
                <text:p>0.007438</text:p>
              </table:table-cell>
              <table:table-cell office:value-type="float" office:value="3.1041455506">
                <text:p>3.1041455506</text:p>
              </table:table-cell>
            </table:table-row>
            <table:table-row>
              <table:table-cell office:value-type="float" office:value="0.008647">
                <text:p>0.008647</text:p>
              </table:table-cell>
              <table:table-cell office:value-type="float" office:value="3.1997551773">
                <text:p>3.1997551773</text:p>
              </table:table-cell>
            </table:table-row>
            <table:table-row>
              <table:table-cell office:value-type="float" office:value="0.010089">
                <text:p>0.010089</text:p>
              </table:table-cell>
              <table:table-cell office:value-type="float" office:value="3.2944662262">
                <text:p>3.2944662262</text:p>
              </table:table-cell>
            </table:table-row>
            <table:table-row>
              <table:table-cell office:value-type="float" office:value="0.011834">
                <text:p>0.011834</text:p>
              </table:table-cell>
              <table:table-cell office:value-type="float" office:value="3.3868555292">
                <text:p>3.3868555292</text:p>
              </table:table-cell>
            </table:table-row>
            <table:table-row>
              <table:table-cell office:value-type="float" office:value="0.013858">
                <text:p>0.013858</text:p>
              </table:table-cell>
              <table:table-cell office:value-type="float" office:value="3.4736329269">
                <text:p>3.4736329269</text:p>
              </table:table-cell>
            </table:table-row>
            <table:table-row>
              <table:table-cell office:value-type="float" office:value="0.016347">
                <text:p>0.016347</text:p>
              </table:table-cell>
              <table:table-cell office:value-type="float" office:value="3.559906625">
                <text:p>3.559906625</text:p>
              </table:table-cell>
            </table:table-row>
            <table:table-row>
              <table:table-cell office:value-type="float" office:value="0.019152">
                <text:p>0.019152</text:p>
              </table:table-cell>
              <table:table-cell office:value-type="float" office:value="3.6360865151">
                <text:p>3.6360865151</text:p>
              </table:table-cell>
            </table:table-row>
            <table:table-row>
              <table:table-cell office:value-type="float" office:value="0.022579">
                <text:p>0.022579</text:p>
              </table:table-cell>
              <table:table-cell office:value-type="float" office:value="3.7139942677">
                <text:p>3.7139942677</text:p>
              </table:table-cell>
            </table:table-row>
            <table:table-row>
              <table:table-cell office:value-type="float" office:value="0.026539">
                <text:p>0.026539</text:p>
              </table:table-cell>
              <table:table-cell office:value-type="float" office:value="3.7873187566">
                <text:p>3.7873187566</text:p>
              </table:table-cell>
            </table:table-row>
            <table:table-row>
              <table:table-cell office:value-type="float" office:value="0.031203">
                <text:p>0.031203</text:p>
              </table:table-cell>
              <table:table-cell office:value-type="float" office:value="3.8569100603">
                <text:p>3.8569100603</text:p>
              </table:table-cell>
            </table:table-row>
            <table:table-row>
              <table:table-cell office:value-type="float" office:value="0.036266">
                <text:p>0.036266</text:p>
              </table:table-cell>
              <table:table-cell office:value-type="float" office:value="3.9228810912">
                <text:p>3.9228810912</text:p>
              </table:table-cell>
            </table:table-row>
            <table:table-row>
              <table:table-cell office:value-type="float" office:value="0.042324">
                <text:p>0.042324</text:p>
              </table:table-cell>
              <table:table-cell office:value-type="float" office:value="3.9869955397">
                <text:p>3.9869955397</text:p>
              </table:table-cell>
            </table:table-row>
            <table:table-row>
              <table:table-cell office:value-type="float" office:value="0.049356">
                <text:p>0.049356</text:p>
              </table:table-cell>
              <table:table-cell office:value-type="float" office:value="4.0501863497">
                <text:p>4.0501863497</text:p>
              </table:table-cell>
            </table:table-row>
            <table:table-row>
              <table:table-cell office:value-type="float" office:value="0.057279">
                <text:p>0.057279</text:p>
              </table:table-cell>
              <table:table-cell office:value-type="float" office:value="4.1072438976">
                <text:p>4.1072438976</text:p>
              </table:table-cell>
            </table:table-row>
            <table:table-row>
              <table:table-cell office:value-type="float" office:value="0.065927">
                <text:p>0.065927</text:p>
              </table:table-cell>
              <table:table-cell office:value-type="float" office:value="4.1607685619">
                <text:p>4.1607685619</text:p>
              </table:table-cell>
            </table:table-row>
            <table:table-row>
              <table:table-cell office:value-type="float" office:value="0.075793">
                <text:p>0.075793</text:p>
              </table:table-cell>
              <table:table-cell office:value-type="float" office:value="4.2116277232">
                <text:p>4.2116277232</text:p>
              </table:table-cell>
            </table:table-row>
            <table:table-row>
              <table:table-cell office:value-type="float" office:value="0.087461">
                <text:p>0.087461</text:p>
              </table:table-cell>
              <table:table-cell office:value-type="float" office:value="4.2585893976">
                <text:p>4.2585893976</text:p>
              </table:table-cell>
            </table:table-row>
            <table:table-row>
              <table:table-cell office:value-type="float" office:value="0.100926">
                <text:p>0.100926</text:p>
              </table:table-cell>
              <table:table-cell office:value-type="float" office:value="4.3015508366">
                <text:p>4.3015508366</text:p>
              </table:table-cell>
            </table:table-row>
            <table:table-row>
              <table:table-cell office:value-type="float" office:value="0.11438">
                <text:p>0.11438</text:p>
              </table:table-cell>
              <table:table-cell office:value-type="float" office:value="4.3408207367">
                <text:p>4.3408207367</text:p>
              </table:table-cell>
            </table:table-row>
            <table:table-row>
              <table:table-cell office:value-type="float" office:value="0.130516">
                <text:p>0.130516</text:p>
              </table:table-cell>
              <table:table-cell office:value-type="float" office:value="4.3775976261">
                <text:p>4.3775976261</text:p>
              </table:table-cell>
            </table:table-row>
            <table:table-row>
              <table:table-cell office:value-type="float" office:value="0.146795">
                <text:p>0.146795</text:p>
              </table:table-cell>
              <table:table-cell office:value-type="float" office:value="4.4117711776">
                <text:p>4.4117711776</text:p>
              </table:table-cell>
            </table:table-row>
            <table:table-row>
              <table:table-cell office:value-type="float" office:value="0.165524">
                <text:p>0.165524</text:p>
              </table:table-cell>
              <table:table-cell office:value-type="float" office:value="4.4434663931">
                <text:p>4.4434663931</text:p>
              </table:table-cell>
            </table:table-row>
            <table:table-row>
              <table:table-cell office:value-type="float" office:value="0.18588">
                <text:p>0.18588</text:p>
              </table:table-cell>
              <table:table-cell office:value-type="float" office:value="4.4728587962">
                <text:p>4.4728587962</text:p>
              </table:table-cell>
            </table:table-row>
            <table:table-row>
              <table:table-cell office:value-type="float" office:value="0.210147">
                <text:p>0.210147</text:p>
              </table:table-cell>
              <table:table-cell office:value-type="float" office:value="4.5003737144">
                <text:p>4.5003737144</text:p>
              </table:table-cell>
            </table:table-row>
            <table:table-row>
              <table:table-cell office:value-type="float" office:value="0.234321">
                <text:p>0.234321</text:p>
              </table:table-cell>
              <table:table-cell office:value-type="float" office:value="4.5260030861">
                <text:p>4.5260030861</text:p>
              </table:table-cell>
            </table:table-row>
            <table:table-row>
              <table:table-cell office:value-type="float" office:value="0.258966">
                <text:p>0.258966</text:p>
              </table:table-cell>
              <table:table-cell office:value-type="float" office:value="4.5491504555">
                <text:p>4.5491504555</text:p>
              </table:table-cell>
            </table:table-row>
            <table:table-row>
              <table:table-cell office:value-type="float" office:value="0.284649">
                <text:p>0.284649</text:p>
              </table:table-cell>
              <table:table-cell office:value-type="float" office:value="4.5710329958">
                <text:p>4.5710329958</text:p>
              </table:table-cell>
            </table:table-row>
            <table:table-row>
              <table:table-cell office:value-type="float" office:value="0.313483">
                <text:p>0.313483</text:p>
              </table:table-cell>
              <table:table-cell office:value-type="float" office:value="4.5917433575">
                <text:p>4.5917433575</text:p>
              </table:table-cell>
            </table:table-row>
            <table:table-row>
              <table:table-cell office:value-type="float" office:value="0.346211">
                <text:p>0.346211</text:p>
              </table:table-cell>
              <table:table-cell office:value-type="float" office:value="4.6111601654">
                <text:p>4.6111601654</text:p>
              </table:table-cell>
            </table:table-row>
            <table:table-row>
              <table:table-cell office:value-type="float" office:value="0.375335">
                <text:p>0.375335</text:p>
              </table:table-cell>
              <table:table-cell office:value-type="float" office:value="4.6298986695">
                <text:p>4.6298986695</text:p>
              </table:table-cell>
            </table:table-row>
            <table:table-row>
              <table:table-cell office:value-type="float" office:value="0.405877">
                <text:p>0.405877</text:p>
              </table:table-cell>
              <table:table-cell office:value-type="float" office:value="4.6476274365">
                <text:p>4.6476274365</text:p>
              </table:table-cell>
            </table:table-row>
            <table:table-row>
              <table:table-cell office:value-type="float" office:value="0.43922">
                <text:p>0.43922</text:p>
              </table:table-cell>
              <table:table-cell office:value-type="float" office:value="4.6649520752">
                <text:p>4.6649520752</text:p>
              </table:table-cell>
            </table:table-row>
            <table:table-row>
              <table:table-cell office:value-type="float" office:value="0.480214">
                <text:p>0.480214</text:p>
              </table:table-cell>
              <table:table-cell office:value-type="float" office:value="4.6816391583">
                <text:p>4.6816391583</text:p>
              </table:table-cell>
            </table:table-row>
            <table:table-row>
              <table:table-cell office:value-type="float" office:value="0.517954">
                <text:p>0.517954</text:p>
              </table:table-cell>
              <table:table-cell office:value-type="float" office:value="4.6972555043">
                <text:p>4.6972555043</text:p>
              </table:table-cell>
            </table:table-row>
            <table:table-row>
              <table:table-cell office:value-type="float" office:value="0.558792">
                <text:p>0.558792</text:p>
              </table:table-cell>
              <table:table-cell office:value-type="float" office:value="4.7127086135">
                <text:p>4.7127086135</text:p>
              </table:table-cell>
            </table:table-row>
            <table:table-row>
              <table:table-cell office:value-type="float" office:value="0.602685">
                <text:p>0.602685</text:p>
              </table:table-cell>
              <table:table-cell office:value-type="float" office:value="4.7269145752">
                <text:p>4.7269145752</text:p>
              </table:table-cell>
            </table:table-row>
            <table:table-row>
              <table:table-cell office:value-type="float" office:value="0.640185">
                <text:p>0.640185</text:p>
              </table:table-cell>
              <table:table-cell office:value-type="float" office:value="4.7411437168">
                <text:p>4.7411437168</text:p>
              </table:table-cell>
            </table:table-row>
            <table:table-row>
              <table:table-cell office:value-type="float" office:value="0.686888">
                <text:p>0.686888</text:p>
              </table:table-cell>
              <table:table-cell office:value-type="float" office:value="4.7547763024">
                <text:p>4.7547763024</text:p>
              </table:table-cell>
            </table:table-row>
            <table:table-row>
              <table:table-cell office:value-type="float" office:value="0.732042">
                <text:p>0.732042</text:p>
              </table:table-cell>
              <table:table-cell office:value-type="float" office:value="4.7678012601">
                <text:p>4.7678012601</text:p>
              </table:table-cell>
            </table:table-row>
            <table:table-row>
              <table:table-cell office:value-type="float" office:value="0.784224">
                <text:p>0.784224</text:p>
              </table:table-cell>
              <table:table-cell office:value-type="float" office:value="4.7805405239">
                <text:p>4.7805405239</text:p>
              </table:table-cell>
            </table:table-row>
            <table:table-row>
              <table:table-cell office:value-type="float" office:value="0.840378">
                <text:p>0.840378</text:p>
              </table:table-cell>
              <table:table-cell office:value-type="float" office:value="4.7928747485">
                <text:p>4.7928747485</text:p>
              </table:table-cell>
            </table:table-row>
            <table:table-row>
              <table:table-cell office:value-type="float" office:value="0.892721">
                <text:p>0.892721</text:p>
              </table:table-cell>
              <table:table-cell office:value-type="float" office:value="4.8052697167">
                <text:p>4.8052697167</text:p>
              </table:table-cell>
            </table:table-row>
            <table:table-row>
              <table:table-cell office:value-type="float" office:value="0.9427">
                <text:p>0.9427</text:p>
              </table:table-cell>
              <table:table-cell office:value-type="float" office:value="4.8168508734">
                <text:p>4.8168508734</text:p>
              </table:table-cell>
            </table:table-row>
            <table:table-row>
              <table:table-cell office:value-type="float" office:value="1.004146">
                <text:p>1.004146</text:p>
              </table:table-cell>
              <table:table-cell office:value-type="float" office:value="4.8283956311">
                <text:p>4.8283956311</text:p>
              </table:table-cell>
            </table:table-row>
            <table:table-row>
              <table:table-cell office:value-type="float" office:value="1.058671">
                <text:p>1.058671</text:p>
              </table:table-cell>
              <table:table-cell office:value-type="float" office:value="4.8394403357">
                <text:p>4.8394403357</text:p>
              </table:table-cell>
            </table:table-row>
            <table:table-row>
              <table:table-cell office:value-type="float" office:value="1.119853">
                <text:p>1.119853</text:p>
              </table:table-cell>
              <table:table-cell office:value-type="float" office:value="4.85054209">
                <text:p>4.85054209</text:p>
              </table:table-cell>
            </table:table-row>
            <table:table-row>
              <table:table-cell office:value-type="float" office:value="1.171103">
                <text:p>1.171103</text:p>
              </table:table-cell>
              <table:table-cell office:value-type="float" office:value="4.8611698567">
                <text:p>4.8611698567</text:p>
              </table:table-cell>
            </table:table-row>
            <table:table-row>
              <table:table-cell office:value-type="float" office:value="1.239881">
                <text:p>1.239881</text:p>
              </table:table-cell>
              <table:table-cell office:value-type="float" office:value="4.871386102">
                <text:p>4.871386102</text:p>
              </table:table-cell>
            </table:table-row>
            <table:table-row>
              <table:table-cell office:value-type="float" office:value="1.315881">
                <text:p>1.315881</text:p>
              </table:table-cell>
              <table:table-cell office:value-type="float" office:value="4.8817155304">
                <text:p>4.8817155304</text:p>
              </table:table-cell>
            </table:table-row>
            <table:table-row>
              <table:table-cell office:value-type="float" office:value="1.384834">
                <text:p>1.384834</text:p>
              </table:table-cell>
              <table:table-cell office:value-type="float" office:value="4.8917213946">
                <text:p>4.8917213946</text:p>
              </table:table-cell>
            </table:table-row>
            <table:table-row>
              <table:table-cell office:value-type="float" office:value="1.447871">
                <text:p>1.447871</text:p>
              </table:table-cell>
              <table:table-cell office:value-type="float" office:value="4.9013820271">
                <text:p>4.9013820271</text:p>
              </table:table-cell>
            </table:table-row>
            <table:table-row>
              <table:table-cell office:value-type="float" office:value="1.512488">
                <text:p>1.512488</text:p>
              </table:table-cell>
              <table:table-cell office:value-type="float" office:value="4.9110296995">
                <text:p>4.9110296995</text:p>
              </table:table-cell>
            </table:table-row>
            <table:table-row>
              <table:table-cell office:value-type="float" office:value="1.586574">
                <text:p>1.586574</text:p>
              </table:table-cell>
              <table:table-cell office:value-type="float" office:value="4.9203164191">
                <text:p>4.9203164191</text:p>
              </table:table-cell>
            </table:table-row>
            <table:table-row>
              <table:table-cell office:value-type="float" office:value="1.689316">
                <text:p>1.689316</text:p>
              </table:table-cell>
              <table:table-cell office:value-type="float" office:value="4.9290866911">
                <text:p>4.9290866911</text:p>
              </table:table-cell>
            </table:table-row>
            <table:table-row>
              <table:table-cell office:value-type="float" office:value="1.776485">
                <text:p>1.776485</text:p>
              </table:table-cell>
              <table:table-cell office:value-type="float" office:value="4.9378988609">
                <text:p>4.9378988609</text:p>
              </table:table-cell>
            </table:table-row>
            <table:table-row>
              <table:table-cell office:value-type="float" office:value="1.866372">
                <text:p>1.866372</text:p>
              </table:table-cell>
              <table:table-cell office:value-type="float" office:value="4.9464031339">
                <text:p>4.9464031339</text:p>
              </table:table-cell>
            </table:table-row>
            <table:table-row>
              <table:table-cell office:value-type="float" office:value="1.96079">
                <text:p>1.96079</text:p>
              </table:table-cell>
              <table:table-cell office:value-type="float" office:value="4.9546765869">
                <text:p>4.9546765869</text:p>
              </table:table-cell>
            </table:table-row>
            <table:table-row>
              <table:table-cell office:value-type="float" office:value="2.051687">
                <text:p>2.051687</text:p>
              </table:table-cell>
              <table:table-cell office:value-type="float" office:value="4.9629420183">
                <text:p>4.9629420183</text:p>
              </table:table-cell>
            </table:table-row>
            <table:table-row>
              <table:table-cell office:value-type="float" office:value="2.133829">
                <text:p>2.133829</text:p>
              </table:table-cell>
              <table:table-cell office:value-type="float" office:value="4.9710670031">
                <text:p>4.9710670031</text:p>
              </table:table-cell>
            </table:table-row>
            <table:table-row>
              <table:table-cell office:value-type="float" office:value="2.233325">
                <text:p>2.233325</text:p>
              </table:table-cell>
              <table:table-cell office:value-type="float" office:value="4.9788968998">
                <text:p>4.9788968998</text:p>
              </table:table-cell>
            </table:table-row>
            <table:table-row>
              <table:table-cell office:value-type="float" office:value="2.321635">
                <text:p>2.321635</text:p>
              </table:table-cell>
              <table:table-cell office:value-type="float" office:value="4.9868075509">
                <text:p>4.9868075509</text:p>
              </table:table-cell>
            </table:table-row>
            <table:table-row>
              <table:table-cell office:value-type="float" office:value="2.439795">
                <text:p>2.439795</text:p>
              </table:table-cell>
              <table:table-cell office:value-type="float" office:value="4.9942071351">
                <text:p>4.9942071351</text:p>
              </table:table-cell>
            </table:table-row>
            <table:table-row>
              <table:table-cell office:value-type="float" office:value="2.5252">
                <text:p>2.5252</text:p>
              </table:table-cell>
              <table:table-cell office:value-type="float" office:value="5.0017899425">
                <text:p>5.0017899425</text:p>
              </table:table-cell>
            </table:table-row>
            <table:table-row>
              <table:table-cell office:value-type="float" office:value="2.621758">
                <text:p>2.621758</text:p>
              </table:table-cell>
              <table:table-cell office:value-type="float" office:value="5.0090172348">
                <text:p>5.0090172348</text:p>
              </table:table-cell>
            </table:table-row>
            <table:table-row>
              <table:table-cell office:value-type="float" office:value="2.714139">
                <text:p>2.714139</text:p>
              </table:table-cell>
              <table:table-cell office:value-type="float" office:value="5.0161722491">
                <text:p>5.0161722491</text:p>
              </table:table-cell>
            </table:table-row>
            <table:table-row>
              <table:table-cell office:value-type="float" office:value="2.824739">
                <text:p>2.824739</text:p>
              </table:table-cell>
              <table:table-cell office:value-type="float" office:value="5.0229642065">
                <text:p>5.0229642065</text:p>
              </table:table-cell>
            </table:table-row>
            <table:table-row>
              <table:table-cell office:value-type="float" office:value="2.929613">
                <text:p>2.929613</text:p>
              </table:table-cell>
              <table:table-cell office:value-type="float" office:value="5.0296394085">
                <text:p>5.0296394085</text:p>
              </table:table-cell>
            </table:table-row>
            <table:table-row>
              <table:table-cell office:value-type="float" office:value="3.045564">
                <text:p>3.045564</text:p>
              </table:table-cell>
              <table:table-cell office:value-type="float" office:value="5.036517114">
                <text:p>5.036517114</text:p>
              </table:table-cell>
            </table:table-row>
            <table:table-row>
              <table:table-cell office:value-type="float" office:value="3.139896">
                <text:p>3.139896</text:p>
              </table:table-cell>
              <table:table-cell office:value-type="float" office:value="5.0428353027">
                <text:p>5.0428353027</text:p>
              </table:table-cell>
            </table:table-row>
            <table:table-row>
              <table:table-cell office:value-type="float" office:value="3.266676">
                <text:p>3.266676</text:p>
              </table:table-cell>
              <table:table-cell office:value-type="float" office:value="5.0492451652">
                <text:p>5.0492451652</text:p>
              </table:table-cell>
            </table:table-row>
            <table:table-row>
              <table:table-cell office:value-type="float" office:value="3.391686">
                <text:p>3.391686</text:p>
              </table:table-cell>
              <table:table-cell office:value-type="float" office:value="5.055783382">
                <text:p>5.055783382</text:p>
              </table:table-cell>
            </table:table-row>
            <table:table-row>
              <table:table-cell office:value-type="float" office:value="3.512242">
                <text:p>3.512242</text:p>
              </table:table-cell>
              <table:table-cell office:value-type="float" office:value="5.0621644096">
                <text:p>5.0621644096</text:p>
              </table:table-cell>
            </table:table-row>
            <table:table-row>
              <table:table-cell office:value-type="float" office:value="3.643315">
                <text:p>3.643315</text:p>
              </table:table-cell>
              <table:table-cell office:value-type="float" office:value="5.0683565764">
                <text:p>5.0683565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